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6.908cm" presentation:class="title" presentation:user-transformed="true">
          <draw:text-box>
            <text:p text:style-name="P1">Computer architecture</text:p>
          </draw:text-box>
        </draw:frame>
        <draw:frame presentation:style-name="pr2" draw:text-style-name="P2" draw:layer="layout" svg:width="26.67cm" svg:height="12.18cm" svg:x="-1.778cm" svg:y="12.446cm" presentation:class="outline" presentation:user-transformed="true">
          <draw:text-box>
            <text:list text:style-name="L2">
              <text:list-header>
                <text:p text:style-name="P1"><text:span text:style-name="T1">prepared for</text:span><text:span text:style-name="T2"> </text:span><text:span text:style-name="T2"><text:a xlink:href="http://hackerspace.gr/wiki/Programable_Logic_Lessons" xlink:type="simple">Programmable Logic Lessons</text:a></text:span><text:span text:style-name="T2"> / </text:span><text:span text:style-name="T2"><text:a xlink:href="http://hackerspace.gr/wiki/PLD_Workshop_18_06_2013" xlink:type="simple">1.4</text:a></text:span><text:span text:style-name="T2"> </text:span><text:span text:style-name="T3">by </text:span><text:span text:style-name="T3"><text:a xlink:href="http://hackerspace.gr/wiki/User:Skmp" xlink:type="simple">~skmp</text:a></text:span></text:p>
                <text:p text:style-name="P1"><text:span text:style-name="T4">Kindly hosted by </text:span><text:span text:style-name="T4"><text:a xlink:href="http://hackerspace.gr/" xlink:type="simple">hackerspace.gr</text:a>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of a computer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Units connected to a bus</text:p>
                <text:list>
                  <text:list-item>
                    <text:p>CPU, RAM, GPU, I/O ports</text:p>
                  </text:list-item>
                </text:list>
              </text:list-item>
              <text:list-item>
                <text:p>There are usually many buses depending on the requirements</text:p>
                <text:list>
                  <text:list-item>
                    <text:p>ex. SATA, PCI-E, USB</text:p>
                  </text:list-item>
                  <text:list-item>
                    <text:p>Chips internally are similar in design, but use mostly custom 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ical design flow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Design an <text:a xlink:href="https://en.wikipedia.org/wiki/Instruction_set" xlink:type="simple">ISA</text:a> (Instruction Set Architecture)</text:p>
              </text:list-item>
              <text:list-item>
                <text:p>Implement the ISA in software for testing</text:p>
                <text:list>
                  <text:list-item>
                    <text:p>Iterate early a lot (to improve the ISA – changes are much more expensive in later stages of development)</text:p>
                  </text:list-item>
                </text:list>
              </text:list-item>
              <text:list-item>
                <text:p>Break down the cpu into blocks than when connected together implement the desired functionality</text:p>
                <text:list>
                  <text:list-item>
                    <text:p>These blocks can be worked on and tested partly independently of each other</text:p>
                  </text:list-item>
                </text:list>
              </text:list-item>
              <text:list-item>
                <text:p>Do functional simulation using the verilog/vhdl model</text:p>
                <text:list>
                  <text:list-item>
                    <text:p>Mostly a simplified model</text:p>
                  </text:list-item>
                </text:list>
              </text:list-item>
              <text:list-item>
                <text:p>Optimize/re-design the verilog/vhdl model to meet performance, area and power requirements</text:p>
                <text:list>
                  <text:list-item>
                    <text:p>Make sure everything still behaves as expected</text:p>
                  </text:list-item>
                </text:list>
              </text:list-item>
              <text:list-item>
                <text:p>Maintain a -big- test suite that thoroughly tests everything. FPGAs are easy to update, but actual hardware isn't</text:p>
                <text:list>
                  <text:list-item>
                    <text:p>Finding the right corner cases to test (to avoid test-bloat) is a very delicate tas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o many implementations ?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ISA is specified/implemented many times</text:p>
                <text:list>
                  <text:list-item>
                    <text:p>Text, High level Simulator, HDL for simulation, HDL for implementation</text:p>
                  </text:list-item>
                </text:list>
              </text:list-item>
              <text:list-item>
                <text:p>Each “stage” should behave identically but adds more details to the specification</text:p>
                <text:list>
                  <text:list-item>
                    <text:p>Eg, a high level simulator doesn't have as much concurrency as an HDL implementation</text:p>
                  </text:list-item>
                </text:list>
              </text:list-item>
              <text:list-item>
                <text:p>The more detail you have, the harder it is to modify the design</text:p>
              </text:list-item>
              <text:list-item>
                <text:p>Detailed cross-validation/verification is usually possible within “one” complexity 'step'</text:p>
              </text:list-item>
              <text:list-item>
                <text:p>(most of the cost in a modern design is verification)</text:p>
              </text:list-item>
              <text:list-item>
                <text:p><text:a xlink:href="http://en.wikipedia.org/wiki/CPU_design" xlink:type="simple">Wikipedia has a nice articl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A Details (1)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Typically, cpus have internal memory called <text:a xlink:href="http://en.wikipedia.org/wiki/Processor_register" xlink:type="simple">registers</text:a></text:p>
                <text:list>
                  <text:list-item>
                    <text:p>Implemented as flip flops/SRAM</text:p>
                  </text:list-item>
                  <text:list-item>
                    <text:p>Just a few (8 to 128 on modern cpus)</text:p>
                  </text:list-item>
                </text:list>
              </text:list-item>
              <text:list-item>
                <text:p>Operations are usually done between registers</text:p>
                <text:list>
                  <text:list-item>
                    <text:p>Some architectures can operate directly on memory as well, eg x86</text:p>
                  </text:list-item>
                </text:list>
              </text:list-item>
              <text:list-item>
                <text:p>The <text:a xlink:href="http://en.wikipedia.org/wiki/Word_(computer_architecture)" xlink:type="simple">register size</text:a> defines the largest possible amount of data that can be processed at once</text:p>
                <text:list>
                  <text:list-item>
                    <text:p>32 bit is most common, with 64 bits gaining popularity</text:p>
                  </text:list-item>
                  <text:list-item>
                    <text:p>Usually there are also dedicated <text:a xlink:href="http://en.wikipedia.org/wiki/SIMD" xlink:type="simple">“media processing”/SIMD</text:a> registers that are larger but they can't be used for general computation</text:p>
                    <text:list>
                      <text:list-item>
                        <text:p>SSE on x86, NEON or arm, etc</text:p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Mov r0, 10 // move the value 10 to register 0</text:p>
                  </text:list-item>
                  <text:list-item>
                    <text:p>Mov r1, 30 // move the value 30 to register 1</text:p>
                  </text:list-item>
                  <text:list-item>
                    <text:p>Add r2, r1, r0 // compute r1 + r0 and store it to r2</text:p>
                  </text:list-item>
                  <text:list-item>
                    <text:p>Store r2, r3 // write to the memory, at address r3 the contents of r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A Details (2)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PU Commands are encoded into bytes called <text:a xlink:href="https://en.wikipedia.org/wiki/Opcode" xlink:type="simple">opcodes</text:a> (operation codes)</text:p>
              </text:list-item>
              <text:list-item>
                <text:p>Some architectures have variable length encodings, and others fixed length</text:p>
                <text:list>
                  <text:list-item>
                    <text:p>X86 is variable length, arm, mips and ppc are fixed length .. mostly :)</text:p>
                  </text:list-item>
                </text:list>
              </text:list-item>
              <text:list-item>
                <text:p>There used to be a clear distinction between RISC and CISC designs, but with the growing amount of complexity it doesn't make that much of a difference</text:p>
                <text:list>
                  <text:list-item>
                    <text:p><text:a xlink:href="https://en.wikipedia.org/wiki/Reduced_instruction_set_computing" xlink:type="simple">RISC</text:a> – few simple instructions that work fast</text:p>
                  </text:list-item>
                  <text:list-item>
                    <text:p><text:a xlink:href="http://en.wikipedia.org/wiki/Complex_instruction_set_computing" xlink:type="simple">CISC</text:a> – more complicated instructions that take more time</text:p>
                  </text:list-item>
                </text:list>
              </text:list-item>
              <text:list-item>
                <text:p>There's also <text:a xlink:href="http://en.wikipedia.org/wiki/Very_long_instruction_word" xlink:type="simple">VLIW</text:a> that has expresses much more details about the cpu at the expense of much longer instructions</text:p>
                <text:list>
                  <text:list-item>
                    <text:p>256 bit instructions are common in VLIW world</text:p>
                  </text:list-item>
                  <text:list-item>
                    <text:p>RISC/CISC break down the instructions usually to an internal VLIW format</text:p>
                  </text:list-item>
                </text:list>
              </text:list-item>
              <text:list-item>
                <text:p>Instruction encoding is a trade-off between space efficiency and how 'expressive' the opcodes can be</text:p>
                <text:list>
                  <text:list-item>
                    <text:p>So, its like a form of compression to save memory and bandwid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A Details (3)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Typical opcodes</text:p>
                <text:list>
                  <text:list-item>
                    <text:p>I/O (typically Load / Store ↔ memory)</text:p>
                  </text:list-item>
                  <text:list-item>
                    <text:p>ALU (add, cmp, xor, not, and, etc)</text:p>
                  </text:list-item>
                  <text:list-item>
                    <text:p>Branches (change the “flow” of the program)</text:p>
                  </text:list-item>
                </text:list>
              </text:list-item>
              <text:list-item>
                <text:p>Typical register names r0, r1, .. rN</text:p>
                <text:list>
                  <text:list-item>
                    <text:p>Some architectures name their registers, eg x86 has eax,ecx,ecx, … but in newer versions they have rN-like aliases as well</text:p>
                  </text:list-item>
                </text:list>
              </text:list-item>
              <text:list-item>
                <text:p>Sometimes sub-parts of registers can be accessed to perform eg 16 bit operations on 32 bit regis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mple cpu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a xlink:href="http://en.wikipedia.org/wiki/MOS_Technology_6502" xlink:type="simple">6502</text:a> Is a primitive and simple cpu you can use to learn</text:p>
                <text:list>
                  <text:list-item>
                    <text:p>It was used at NES, an old 8 bit console</text:p>
                  </text:list-item>
                </text:list>
              </text:list-item>
              <text:list-item>
                <text:p><text:a xlink:href="http://www.weihenstephan.org/~michaste/pagetable/6502/6502.jpg" xlink:type="simple">6502 low-level implementation</text:a></text:p>
                <text:list>
                  <text:list-item>
                    <text:p>Pretty descriptive, almost schematic-level detail</text:p>
                  </text:list-item>
                  <text:list-item>
                    <text:p>Taken from <text:a xlink:href="http://www.pagetable.com/?p=39" xlink:type="simple">pagetable</text:a></text:p>
                    <text:list>
                      <text:list-item>
                        <text:p>Amazing <text:a xlink:href="http://www.pagetable.com/?p=39" xlink:type="simple">article</text:a>, wonderful site. <text:a xlink:href="http://www.pagetable.com/" xlink:type="simple">Go read it</text:a></text:p>
                      </text:list-item>
                    </text:list>
                  </text:list-item>
                </text:list>
              </text:list-item>
              <text:list-item>
                <text:p><text:a xlink:href="http://www.6502asm.com/" xlink:type="simple">Online assembler/emulator</text:a></text:p>
                <text:list>
                  <text:list-item>
                    <text:p><text:a xlink:href="http://e-tradition.net/bytes/6502/" xlink:type="simple">Another one</text:a></text:p>
                  </text:list-item>
                </text:list>
              </text:list-item>
              <text:list-item>
                <text:p>Actual silicon/VLSI/chip level emulation <text:a xlink:href="http://www.visual6502.org/JSSim/" xlink:type="simple">in your brow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architectur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You can study some existing ISAs to get a general idea</text:p>
                <text:list>
                  <text:list-item>
                    <text:p><text:a xlink:href="http://en.wikipedia.org/wiki/X86_architecture" xlink:type="simple">X86</text:a> (X86-64 is the 64 bit ver, <text:a xlink:href="http://en.wikibooks.org/wiki/X86_Assembly/X86_Architecture" xlink:type="simple">examples</text:a>, <text:a xlink:href="http://www.securitytube.net/video/208" xlink:type="simple">video</text:a>)</text:p>
                    <text:list>
                      <text:list-item>
                        <text:p>Home computers, PS4, XBOX ONE </text:p>
                      </text:list-item>
                    </text:list>
                  </text:list-item>
                  <text:list-item>
                    <text:p><text:a xlink:href="http://en.wikipedia.org/wiki/ARM_architecture" xlink:type="simple">ARM</text:a> (ARMv4, ARMv7a are common, <text:a xlink:href="http://www.coranac.com/tonc/text/asm.htm" xlink:type="simple">examples</text:a>)</text:p>
                    <text:list>
                      <text:list-item>
                        <text:p>Most mobile devices, routers, etc</text:p>
                      </text:list-item>
                      <text:list-item>
                        <text:p>GBA/NDS</text:p>
                      </text:list-item>
                    </text:list>
                  </text:list-item>
                  <text:list-item>
                    <text:p><text:a xlink:href="http://en.wikipedia.org/wiki/MIPS_architecture" xlink:type="simple">MIPS</text:a> (mips32, mostly, <text:a xlink:href="http://chortle.ccsu.edu/AssemblyTutorial/index.html" xlink:type="simple">examples</text:a>)</text:p>
                    <text:list>
                      <text:list-item>
                        <text:p>Mobile devices, psp, ps1, ps2, N64</text:p>
                      </text:list-item>
                    </text:list>
                  </text:list-item>
                  <text:list-item>
                    <text:p><text:a xlink:href="http://en.wikipedia.org/wiki/PowerPC" xlink:type="simple">PPC</text:a> (ppc32, ppc64, <text:a xlink:href="http://www.ibm.com/developerworks/library/l-ppc/" xlink:type="simple">example</text:a>)</text:p>
                    <text:list>
                      <text:list-item>
                        <text:p>Xbox360, ps3, wi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a xlink:href="https://en.wikipedia.org/wiki/Computer_architecture_simulator" xlink:type="simple">Emulation/Simulation</text:a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During the design phase, most cpus are implement first in C/C++ or a similar language</text:p>
                <text:list>
                  <text:list-item>
                    <text:p>Faster to work with than verilog</text:p>
                  </text:list-item>
                  <text:list-item>
                    <text:p>Can be used to run programs on the pc, for testing and evaluation</text:p>
                  </text:list-item>
                </text:list>
              </text:list-item>
              <text:list-item>
                <text:p>Typical structure is a fetch, decode, execute loop</text:p>
                <text:list>
                  <text:list-item>
                    <text:p>eg. for (;;) { int op = read(pc); pc ++; switch(pc) { ….} }</text:p>
                  </text:list-item>
                </text:list>
              </text:list-item>
              <text:list-item>
                <text:p>Take a look at the <text:a xlink:href="https://github.com/pld-lessons/simple_cpu/blob/master/tiny.cpp" xlink:type="simple">repo</text:a> for a simple emul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!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4">Next week we'll get into more details about cpu ISA and inner workings !</text:p>
                <text:p/>
                <text:p text:style-name="P4">Feel free to drop by #hsgr @ freenode</text:p>
                <text:p text:style-name="P4">... or the <text:a xlink:href="http://lists.hackerspace.gr/listinfo/discuss" xlink:type="simple">hsgr mailing list</text:a></text:p>
                <text:p text:style-name="P4">... and use the <text:a xlink:href="http://hackerspace.gr/wiki/Programable_Logic_Lessons" xlink:type="simple">wiki</text:a> !</text:p>
                <text:p text:style-name="P4"><text:span text:style-name="T5">(or, send direct feedback – skmp@emudev.org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en" style:country-asian="US" style:font-family-complex="'Courier New'" style:font-family-generic-complex="modern" style:font-pitch-complex="fixed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co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2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sy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br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3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8:42:10.87</meta:creation-date>
    <dc:date>2013-06-23T17:41:33.83</dc:date>
    <meta:editing-duration>PT12H6M56S</meta:editing-duration>
    <meta:editing-cycles>29</meta:editing-cycles>
    <meta:generator>LibreOffice/4.0.3.3$Windows_x86 LibreOffice_project/0eaa50a932c8f2199a615e1eb30f7ac74279539</meta:generator>
    <meta:document-statistic meta:object-count="65"/>
  </office:meta>
</office:document-meta>
</file>